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54" style:parent-style-name="Graphics">
      <style:graphic-properties draw:fill="none" draw:stroke="none"/>
    </style:style>
    <style:style style:family="drawing-page" style:name="a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d5d5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fefef" svg:stroke-opacity="100%" draw:stroke-linejoin="miter" svg:stroke-linecap="butt" draw:shadow="visible" draw:shadow-offset-x="0.04167in" draw:shadow-offset-y="0in" draw:shadow-color="#d9d9d9" draw:shadow-opacity="50%" draw:auto-grow-width="false" draw:auto-grow-height="false" style:protect="position siz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6e6e6" svg:stroke-opacity="100%" draw:stroke-linejoin="miter" svg:stroke-linecap="butt" draw:shadow="visible" draw:shadow-offset-x="0.04167in" draw:shadow-offset-y="0in" draw:shadow-color="#d9d9d9" draw:shadow-opacity="50%" draw:auto-grow-width="false" draw:auto-grow-height="false" style:protect="position size"/>
      <style:paragraph-properties style:font-independent-line-spacing="true" style:writing-mode="lr-tb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fefef" svg:stroke-opacity="100%" draw:stroke-linejoin="miter" svg:stroke-linecap="butt" draw:shadow="visible" draw:shadow-offset-x="0.04167in" draw:shadow-offset-y="0in" draw:shadow-color="#d9d9d9" draw:shadow-opacity="50%" draw:auto-grow-width="false" draw:auto-grow-height="false" style:protect="position siz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 style:parent-style-name="Graphics">
      <style:graphic-properties draw:fill="none" fo:clip="rect(1.61662in, 3.06667in, 3.08655in, 3.93333in)" draw:stroke="non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d5d5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74" style:parent-style-name="Graphics">
      <style:graphic-properties draw:fill="none" draw:stroke="none"/>
    </style:style>
    <style:style style:family="graphic" style:name="a375" style:parent-style-name="Graphics">
      <style:graphic-properties draw:fill="none" draw:stroke="none"/>
    </style:style>
    <style:style style:family="graphic" style:name="a376" style:parent-style-name="Graphics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d5d5d5" draw:opacity="100%" draw:stroke="none" draw:auto-grow-width="false" draw:auto-grow-height="false" style:protect="position size"/>
      <style:paragraph-properties style:font-independent-line-spacing="true" style:writing-mode="lr-tb"/>
    </style: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dia" presentation:presentation-page-layout-name="Master1-PPL1" draw:id="Slide-256">
        <draw:custom-shape svg:x="0in" svg:y="0in" svg:width="13.33333in" svg:height="7.5in" draw:id="id63" draw:style-name="a338" draw:name="Rectangle 9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42328in" svg:height="7.5in" draw:id="id64" draw:style-name="a341" draw:name="Freeform: Shape 11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4959047 6858000" draw:enhanced-path="M ?f0 ?f0 L ?f3 ?f0 ?f4 ?f5 C ?f6 ?f7 ?f1 ?f8 ?f1 ?f9 ?f1 ?f10 ?f6 ?f11 ?f4 ?f12 L ?f3 ?f2 ?f0 ?f2 Z N" draw:text-areas="?f35 ?f37 ?f36 ?f38" draw:glue-points="?f39 ?f40 ?f41 ?f40 ?f42 ?f43 ?f44 ?f45 ?f42 ?f46 ?f41 ?f47 ?f39 ?f47" draw:glue-point-leaving-directions="-90, -90, -90, -90, -90, -90, -90">
            <draw:equation draw:name="f0" draw:formula="0"/>
            <draw:equation draw:name="f1" draw:formula="4959047"/>
            <draw:equation draw:name="f2" draw:formula="6858000"/>
            <draw:equation draw:name="f3" draw:formula="4110127"/>
            <draw:equation draw:name="f4" draw:formula="4179024"/>
            <draw:equation draw:name="f5" draw:formula="123368"/>
            <draw:equation draw:name="f6" draw:formula="4668929"/>
            <draw:equation draw:name="f7" draw:formula="1045156"/>
            <draw:equation draw:name="f8" draw:formula="2189404"/>
            <draw:equation draw:name="f9" draw:formula="3429000"/>
            <draw:equation draw:name="f10" draw:formula="4668597"/>
            <draw:equation draw:name="f11" draw:formula="5812845"/>
            <draw:equation draw:name="f12" draw:formula="6734633"/>
            <draw:equation draw:name="f13" draw:formula="?f2 - ?f0"/>
            <draw:equation draw:name="f14" draw:formula="?f1 - ?f0"/>
            <draw:equation draw:name="f15" draw:formula="?f14 / 4959047"/>
            <draw:equation draw:name="f16" draw:formula="?f13 / 6858000"/>
            <draw:equation draw:name="f17" draw:formula="0 * ?f14"/>
            <draw:equation draw:name="f18" draw:formula="0 * ?f13"/>
            <draw:equation draw:name="f19" draw:formula="4110127 * ?f14"/>
            <draw:equation draw:name="f20" draw:formula="4179024 * ?f14"/>
            <draw:equation draw:name="f21" draw:formula="123368 * ?f13"/>
            <draw:equation draw:name="f22" draw:formula="4959047 * ?f14"/>
            <draw:equation draw:name="f23" draw:formula="3429000 * ?f13"/>
            <draw:equation draw:name="f24" draw:formula="6734633 * ?f13"/>
            <draw:equation draw:name="f25" draw:formula="6858000 * ?f13"/>
            <draw:equation draw:name="f26" draw:formula="?f17 / 4959047"/>
            <draw:equation draw:name="f27" draw:formula="?f18 / 6858000"/>
            <draw:equation draw:name="f28" draw:formula="?f19 / 4959047"/>
            <draw:equation draw:name="f29" draw:formula="?f20 / 4959047"/>
            <draw:equation draw:name="f30" draw:formula="?f21 / 6858000"/>
            <draw:equation draw:name="f31" draw:formula="?f22 / 4959047"/>
            <draw:equation draw:name="f32" draw:formula="?f23 / 6858000"/>
            <draw:equation draw:name="f33" draw:formula="?f24 / 6858000"/>
            <draw:equation draw:name="f34" draw:formula="?f25 / 6858000"/>
            <draw:equation draw:name="f35" draw:formula="?f0 / ?f15"/>
            <draw:equation draw:name="f36" draw:formula="?f1 / ?f15"/>
            <draw:equation draw:name="f37" draw:formula="?f0 / ?f16"/>
            <draw:equation draw:name="f38" draw:formula="?f2 / ?f16"/>
            <draw:equation draw:name="f39" draw:formula="?f26 / ?f15"/>
            <draw:equation draw:name="f40" draw:formula="?f27 / ?f16"/>
            <draw:equation draw:name="f41" draw:formula="?f28 / ?f15"/>
            <draw:equation draw:name="f42" draw:formula="?f29 / ?f15"/>
            <draw:equation draw:name="f43" draw:formula="?f30 / ?f16"/>
            <draw:equation draw:name="f44" draw:formula="?f31 / ?f15"/>
            <draw:equation draw:name="f45" draw:formula="?f32 / ?f16"/>
            <draw:equation draw:name="f46" draw:formula="?f33 / ?f16"/>
            <draw:equation draw:name="f47" draw:formula="?f34 / ?f16"/>
          </draw:enhanced-geometry>
        </draw:custom-shape>
        <draw:custom-shape svg:x="0in" svg:y="0in" svg:width="5.41217in" svg:height="7.5in" draw:id="id65" draw:style-name="a344" draw:name="Freeform: Shape 13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4948887 6858000" draw:enhanced-path="M ?f0 ?f0 L ?f3 ?f0 ?f4 ?f5 C ?f6 ?f7 ?f1 ?f8 ?f1 ?f9 ?f1 ?f10 ?f6 ?f11 ?f4 ?f12 L ?f3 ?f2 ?f0 ?f2 Z N" draw:text-areas="?f35 ?f37 ?f36 ?f38" draw:glue-points="?f39 ?f40 ?f41 ?f40 ?f42 ?f43 ?f44 ?f45 ?f42 ?f46 ?f41 ?f47 ?f39 ?f47" draw:glue-point-leaving-directions="-90, -90, -90, -90, -90, -90, -90">
            <draw:equation draw:name="f0" draw:formula="0"/>
            <draw:equation draw:name="f1" draw:formula="4948887"/>
            <draw:equation draw:name="f2" draw:formula="6858000"/>
            <draw:equation draw:name="f3" draw:formula="4099967"/>
            <draw:equation draw:name="f4" draw:formula="4168864"/>
            <draw:equation draw:name="f5" draw:formula="123368"/>
            <draw:equation draw:name="f6" draw:formula="4658769"/>
            <draw:equation draw:name="f7" draw:formula="1045156"/>
            <draw:equation draw:name="f8" draw:formula="2189404"/>
            <draw:equation draw:name="f9" draw:formula="3429000"/>
            <draw:equation draw:name="f10" draw:formula="4668597"/>
            <draw:equation draw:name="f11" draw:formula="5812845"/>
            <draw:equation draw:name="f12" draw:formula="6734633"/>
            <draw:equation draw:name="f13" draw:formula="?f2 - ?f0"/>
            <draw:equation draw:name="f14" draw:formula="?f1 - ?f0"/>
            <draw:equation draw:name="f15" draw:formula="?f14 / 4948887"/>
            <draw:equation draw:name="f16" draw:formula="?f13 / 6858000"/>
            <draw:equation draw:name="f17" draw:formula="0 * ?f14"/>
            <draw:equation draw:name="f18" draw:formula="0 * ?f13"/>
            <draw:equation draw:name="f19" draw:formula="4099967 * ?f14"/>
            <draw:equation draw:name="f20" draw:formula="4168864 * ?f14"/>
            <draw:equation draw:name="f21" draw:formula="123368 * ?f13"/>
            <draw:equation draw:name="f22" draw:formula="4948887 * ?f14"/>
            <draw:equation draw:name="f23" draw:formula="3429000 * ?f13"/>
            <draw:equation draw:name="f24" draw:formula="6734633 * ?f13"/>
            <draw:equation draw:name="f25" draw:formula="6858000 * ?f13"/>
            <draw:equation draw:name="f26" draw:formula="?f17 / 4948887"/>
            <draw:equation draw:name="f27" draw:formula="?f18 / 6858000"/>
            <draw:equation draw:name="f28" draw:formula="?f19 / 4948887"/>
            <draw:equation draw:name="f29" draw:formula="?f20 / 4948887"/>
            <draw:equation draw:name="f30" draw:formula="?f21 / 6858000"/>
            <draw:equation draw:name="f31" draw:formula="?f22 / 4948887"/>
            <draw:equation draw:name="f32" draw:formula="?f23 / 6858000"/>
            <draw:equation draw:name="f33" draw:formula="?f24 / 6858000"/>
            <draw:equation draw:name="f34" draw:formula="?f25 / 6858000"/>
            <draw:equation draw:name="f35" draw:formula="?f0 / ?f15"/>
            <draw:equation draw:name="f36" draw:formula="?f1 / ?f15"/>
            <draw:equation draw:name="f37" draw:formula="?f0 / ?f16"/>
            <draw:equation draw:name="f38" draw:formula="?f2 / ?f16"/>
            <draw:equation draw:name="f39" draw:formula="?f26 / ?f15"/>
            <draw:equation draw:name="f40" draw:formula="?f27 / ?f16"/>
            <draw:equation draw:name="f41" draw:formula="?f28 / ?f15"/>
            <draw:equation draw:name="f42" draw:formula="?f29 / ?f15"/>
            <draw:equation draw:name="f43" draw:formula="?f30 / ?f16"/>
            <draw:equation draw:name="f44" draw:formula="?f31 / ?f15"/>
            <draw:equation draw:name="f45" draw:formula="?f32 / ?f16"/>
            <draw:equation draw:name="f46" draw:formula="?f33 / ?f16"/>
            <draw:equation draw:name="f47" draw:formula="?f34 / ?f16"/>
          </draw:enhanced-geometry>
        </draw:custom-shape>
        <draw:frame draw:id="id66" presentation:style-name="a347" draw:name="Titel 1" svg:x="0.52273in" svg:y="1.22743in" svg:width="4.4in" svg:height="3.50408in" presentation:class="title" presentation:placeholder="false">
          <draw:text-box>
            <text:p text:style-name="a346" text:class-names="" text:cond-style-name=""><text:span text:style-name="a345" text:class-names="">3D loading app</text:span></text:p>
          </draw:text-box>
          <svg:title/>
          <svg:desc/>
        </draw:frame>
        <draw:custom-shape svg:width="0.16in" svg:height="0.77in" draw:id="id67" draw:style-name="a350" draw:transform="translate(-0.08in -0.385in) rotate(-1.5708) translate(0.91106in 0.76426in)" draw:name="Rectangle 15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4in" svg:height="0.02in" draw:id="id68" draw:style-name="a353" draw:name="Rectangle 17">
          <svg:title/>
          <svg:desc/>
          <text:p text:style-name="a352" text:class-names="" text:cond-style-name=""><text:span text:style-name="a3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draw:style-name="a354" draw:name="3D-model 4" svg:x="8.24788in" svg:y="2.33498in" svg:width="3.11079in" svg:height="3.11079in" style:rel-width="scale" style:rel-height="scale">
          <draw:image xlink:href="media/image1.png" xlink:type="simple" xlink:show="embed" xlink:actuate="onLoad"/>
          <svg:title/>
          <svg:desc>Panda - low poly</svg:desc>
        </draw:frame>
      </draw:page>
      <draw:page draw:name="Slide2" draw:style-name="a355" draw:master-page-name="Master1-Layout2-obj-Titel-en-object" presentation:presentation-page-layout-name="Master1-PPL2" draw:id="Slide-257">
        <draw:custom-shape svg:x="0in" svg:y="0in" svg:width="13.33333in" svg:height="7.5in" draw:id="id70" draw:style-name="a358" draw:name="Rectangle 1038">
          <svg:title/>
          <svg:desc/>
          <text:p text:style-name="a357" text:class-names="" text:cond-style-name=""><text:span text:style-name="a3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4.87278in" svg:height="7.5in" draw:id="id71" draw:style-name="a361" draw:name="Freeform: Shape 1040">
          <svg:title/>
          <svg:desc/>
          <text:p text:style-name="a360" text:class-names="" text:cond-style-name=""><text:span text:style-name="a359" text:class-names=""/></text:p>
          <draw:enhanced-geometry xmlns:dr3d="urn:oasis:names:tc:opendocument:xmlns:dr3d:1.0" draw:type="non-primitive" svg:viewBox="0 0 4455673 6858000" draw:enhanced-path="M ?f0 ?f0 L ?f3 ?f0 ?f4 ?f5 C ?f6 ?f7 ?f1 ?f8 ?f1 ?f9 ?f1 ?f10 ?f6 ?f11 ?f4 ?f12 L ?f3 ?f2 ?f0 ?f2 Z N" draw:text-areas="?f35 ?f37 ?f36 ?f38" draw:glue-points="?f39 ?f40 ?f41 ?f40 ?f42 ?f43 ?f44 ?f45 ?f42 ?f46 ?f41 ?f47 ?f39 ?f47" draw:glue-point-leaving-directions="-90, -90, -90, -90, -90, -90, -90">
            <draw:equation draw:name="f0" draw:formula="0"/>
            <draw:equation draw:name="f1" draw:formula="4455673"/>
            <draw:equation draw:name="f2" draw:formula="6858000"/>
            <draw:equation draw:name="f3" draw:formula="3242695"/>
            <draw:equation draw:name="f4" draw:formula="3305678"/>
            <draw:equation draw:name="f5" draw:formula="69271"/>
            <draw:equation draw:name="f6" draw:formula="4016204"/>
            <draw:equation draw:name="f7" draw:formula="929100"/>
            <draw:equation draw:name="f8" draw:formula="2116944"/>
            <draw:equation draw:name="f9" draw:formula="3429000"/>
            <draw:equation draw:name="f10" draw:formula="4741056"/>
            <draw:equation draw:name="f11" draw:formula="5928900"/>
            <draw:equation draw:name="f12" draw:formula="6788730"/>
            <draw:equation draw:name="f13" draw:formula="?f2 - ?f0"/>
            <draw:equation draw:name="f14" draw:formula="?f1 - ?f0"/>
            <draw:equation draw:name="f15" draw:formula="?f14 / 4455673"/>
            <draw:equation draw:name="f16" draw:formula="?f13 / 6858000"/>
            <draw:equation draw:name="f17" draw:formula="0 * ?f14"/>
            <draw:equation draw:name="f18" draw:formula="0 * ?f13"/>
            <draw:equation draw:name="f19" draw:formula="3242695 * ?f14"/>
            <draw:equation draw:name="f20" draw:formula="3305678 * ?f14"/>
            <draw:equation draw:name="f21" draw:formula="69271 * ?f13"/>
            <draw:equation draw:name="f22" draw:formula="4455673 * ?f14"/>
            <draw:equation draw:name="f23" draw:formula="3429000 * ?f13"/>
            <draw:equation draw:name="f24" draw:formula="6788730 * ?f13"/>
            <draw:equation draw:name="f25" draw:formula="6858000 * ?f13"/>
            <draw:equation draw:name="f26" draw:formula="?f17 / 4455673"/>
            <draw:equation draw:name="f27" draw:formula="?f18 / 6858000"/>
            <draw:equation draw:name="f28" draw:formula="?f19 / 4455673"/>
            <draw:equation draw:name="f29" draw:formula="?f20 / 4455673"/>
            <draw:equation draw:name="f30" draw:formula="?f21 / 6858000"/>
            <draw:equation draw:name="f31" draw:formula="?f22 / 4455673"/>
            <draw:equation draw:name="f32" draw:formula="?f23 / 6858000"/>
            <draw:equation draw:name="f33" draw:formula="?f24 / 6858000"/>
            <draw:equation draw:name="f34" draw:formula="?f25 / 6858000"/>
            <draw:equation draw:name="f35" draw:formula="?f0 / ?f15"/>
            <draw:equation draw:name="f36" draw:formula="?f1 / ?f15"/>
            <draw:equation draw:name="f37" draw:formula="?f0 / ?f16"/>
            <draw:equation draw:name="f38" draw:formula="?f2 / ?f16"/>
            <draw:equation draw:name="f39" draw:formula="?f26 / ?f15"/>
            <draw:equation draw:name="f40" draw:formula="?f27 / ?f16"/>
            <draw:equation draw:name="f41" draw:formula="?f28 / ?f15"/>
            <draw:equation draw:name="f42" draw:formula="?f29 / ?f15"/>
            <draw:equation draw:name="f43" draw:formula="?f30 / ?f16"/>
            <draw:equation draw:name="f44" draw:formula="?f31 / ?f15"/>
            <draw:equation draw:name="f45" draw:formula="?f32 / ?f16"/>
            <draw:equation draw:name="f46" draw:formula="?f33 / ?f16"/>
            <draw:equation draw:name="f47" draw:formula="?f34 / ?f16"/>
          </draw:enhanced-geometry>
        </draw:custom-shape>
        <draw:custom-shape svg:x="0in" svg:y="0in" svg:width="4.86278in" svg:height="7.5in" draw:id="id72" draw:style-name="a364" draw:name="Freeform: Shape 1042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type="non-primitive" svg:viewBox="0 0 4446529 6858000" draw:enhanced-path="M ?f0 ?f0 L ?f3 ?f0 ?f4 ?f5 C ?f6 ?f7 ?f1 ?f8 ?f1 ?f9 ?f1 ?f10 ?f6 ?f11 ?f4 ?f12 L ?f3 ?f2 ?f0 ?f2 Z N" draw:text-areas="?f35 ?f37 ?f36 ?f38" draw:glue-points="?f39 ?f40 ?f41 ?f40 ?f42 ?f43 ?f44 ?f45 ?f42 ?f46 ?f41 ?f47 ?f39 ?f47" draw:glue-point-leaving-directions="-90, -90, -90, -90, -90, -90, -90">
            <draw:equation draw:name="f0" draw:formula="0"/>
            <draw:equation draw:name="f1" draw:formula="4446529"/>
            <draw:equation draw:name="f2" draw:formula="6858000"/>
            <draw:equation draw:name="f3" draw:formula="3233551"/>
            <draw:equation draw:name="f4" draw:formula="3296534"/>
            <draw:equation draw:name="f5" draw:formula="69271"/>
            <draw:equation draw:name="f6" draw:formula="4007060"/>
            <draw:equation draw:name="f7" draw:formula="929100"/>
            <draw:equation draw:name="f8" draw:formula="2116944"/>
            <draw:equation draw:name="f9" draw:formula="3429000"/>
            <draw:equation draw:name="f10" draw:formula="4741056"/>
            <draw:equation draw:name="f11" draw:formula="5928900"/>
            <draw:equation draw:name="f12" draw:formula="6788730"/>
            <draw:equation draw:name="f13" draw:formula="?f2 - ?f0"/>
            <draw:equation draw:name="f14" draw:formula="?f1 - ?f0"/>
            <draw:equation draw:name="f15" draw:formula="?f14 / 4446529"/>
            <draw:equation draw:name="f16" draw:formula="?f13 / 6858000"/>
            <draw:equation draw:name="f17" draw:formula="0 * ?f14"/>
            <draw:equation draw:name="f18" draw:formula="0 * ?f13"/>
            <draw:equation draw:name="f19" draw:formula="3233551 * ?f14"/>
            <draw:equation draw:name="f20" draw:formula="3296534 * ?f14"/>
            <draw:equation draw:name="f21" draw:formula="69271 * ?f13"/>
            <draw:equation draw:name="f22" draw:formula="4446529 * ?f14"/>
            <draw:equation draw:name="f23" draw:formula="3429000 * ?f13"/>
            <draw:equation draw:name="f24" draw:formula="6788730 * ?f13"/>
            <draw:equation draw:name="f25" draw:formula="6858000 * ?f13"/>
            <draw:equation draw:name="f26" draw:formula="?f17 / 4446529"/>
            <draw:equation draw:name="f27" draw:formula="?f18 / 6858000"/>
            <draw:equation draw:name="f28" draw:formula="?f19 / 4446529"/>
            <draw:equation draw:name="f29" draw:formula="?f20 / 4446529"/>
            <draw:equation draw:name="f30" draw:formula="?f21 / 6858000"/>
            <draw:equation draw:name="f31" draw:formula="?f22 / 4446529"/>
            <draw:equation draw:name="f32" draw:formula="?f23 / 6858000"/>
            <draw:equation draw:name="f33" draw:formula="?f24 / 6858000"/>
            <draw:equation draw:name="f34" draw:formula="?f25 / 6858000"/>
            <draw:equation draw:name="f35" draw:formula="?f0 / ?f15"/>
            <draw:equation draw:name="f36" draw:formula="?f1 / ?f15"/>
            <draw:equation draw:name="f37" draw:formula="?f0 / ?f16"/>
            <draw:equation draw:name="f38" draw:formula="?f2 / ?f16"/>
            <draw:equation draw:name="f39" draw:formula="?f26 / ?f15"/>
            <draw:equation draw:name="f40" draw:formula="?f27 / ?f16"/>
            <draw:equation draw:name="f41" draw:formula="?f28 / ?f15"/>
            <draw:equation draw:name="f42" draw:formula="?f29 / ?f15"/>
            <draw:equation draw:name="f43" draw:formula="?f30 / ?f16"/>
            <draw:equation draw:name="f44" draw:formula="?f31 / ?f15"/>
            <draw:equation draw:name="f45" draw:formula="?f32 / ?f16"/>
            <draw:equation draw:name="f46" draw:formula="?f33 / ?f16"/>
            <draw:equation draw:name="f47" draw:formula="?f34 / ?f16"/>
          </draw:enhanced-geometry>
        </draw:custom-shape>
        <draw:frame draw:id="id73" presentation:style-name="a367" draw:name="Titel 1" svg:x="0.41in" svg:y="1.27in" svg:width="3.76in" svg:height="1.23in" presentation:class="title" presentation:placeholder="false">
          <draw:text-box>
            <text:p text:style-name="a366" text:class-names="" text:cond-style-name=""><text:span text:style-name="a365" text:class-names="">Realisatie <text:tab/></text:span></text:p>
          </draw:text-box>
          <svg:title/>
          <svg:desc/>
        </draw:frame>
        <draw:custom-shape svg:width="0.08in" svg:height="0.6in" draw:id="id74" draw:style-name="a370" draw:transform="translate(-0.04in -0.3in) rotate(-1.5708) translate(0.76458in 0.9625in)" draw:name="Rectangle 1044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6833in" svg:y="2.67222in" svg:width="3.65in" svg:height="0.02in" draw:id="id75" draw:style-name="a373" draw:name="Rectangle 1046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374" draw:name="Picture 6" svg:x="5.45513in" svg:y="1.03669in" svg:width="2.37168in" svg:height="1.4823in" style:rel-width="scale" style:rel-height="scale">
          <draw:image xlink:href="media/image2.jpeg" xlink:type="simple" xlink:show="embed" xlink:actuate="onLoad"/>
          <svg:title/>
          <svg:desc>Blender logo and symbol, meaning, history, PNG</svg:desc>
        </draw:frame>
        <draw:frame draw:id="id77" draw:style-name="a375" draw:name="Picture 2" svg:x="8.10534in" svg:y="0.69567in" svg:width="2.16in" svg:height="2.16in" style:rel-width="scale" style:rel-height="scale">
          <draw:image xlink:href="media/image3.png" xlink:type="simple" xlink:show="embed" xlink:actuate="onLoad"/>
          <svg:title/>
          <svg:desc>Three.js - Wikipedia</svg:desc>
        </draw:frame>
        <draw:frame draw:id="id78" draw:style-name="a376" draw:name="Picture 10" svg:x="10.65223in" svg:y="0.70423in" svg:width="2.16in" svg:height="2.16in" style:rel-width="scale" style:rel-height="scale">
          <draw:image xlink:href="media/image4.png" xlink:type="simple" xlink:show="embed" xlink:actuate="onLoad"/>
          <svg:title/>
          <svg:desc>File:Electron Software Framework Wikipedia, 59% OFF</svg:desc>
        </draw:frame>
        <draw:frame draw:id="id79" presentation:style-name="a392" draw:name="Tijdelijke aanduiding voor inhoud 2" svg:x="0.41in" svg:y="2.97in" svg:width="3.76in" svg:height="3.51in" presentation:class="outline" presentation:placeholder="false">
          <draw:text-box>
            <text:list text:style-name="a379">
              <text:list-item>
                <text:p text:style-name="a378" text:class-names="" text:cond-style-name=""><text:span text:style-name="a377" text:class-names="">React.js + vite<text:s text:c="1"/></text:span></text:p>
              </text:list-item>
            </text:list>
            <text:list text:style-name="a382">
              <text:list-item>
                <text:p text:style-name="a381" text:class-names="" text:cond-style-name=""><text:span text:style-name="a380" text:class-names="">Three.js</text:span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>Blender<text:s text:c="1"/></text:span></text:p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>Electron.js</text:span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/></text:p>
              </text:list-item>
            </text:list>
          </draw:text-box>
          <svg:title/>
          <svg:desc/>
        </draw:frame>
        <draw:frame draw:id="id80" draw:style-name="a393" draw:name="Picture 4" svg:x="5.45513in" svg:y="3.21015in" svg:width="7.4621in" svg:height="3.29529in" style:rel-width="scale" style:rel-height="scale">
          <draw:image xlink:href="media/image5.png" xlink:type="simple" xlink:show="embed" xlink:actuate="onLoad"/>
          <svg:title/>
          <svg:desc>How To Create Absolute Imports In Vite React App: A step-by-step Guide -  DEV Community</svg:desc>
        </draw:frame>
      </draw:page>
      <draw:page draw:name="Slide5" draw:style-name="a394" draw:master-page-name="Master1-Layout2-obj-Titel-en-object" presentation:presentation-page-layout-name="Master1-PPL2" draw:id="Slide-260">
        <draw:custom-shape svg:x="0in" svg:y="0in" svg:width="13.33333in" svg:height="7.5in" draw:id="id81" draw:style-name="a397" draw:name="Rectangle 1038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4.87278in" svg:height="7.5in" draw:id="id82" draw:style-name="a400" draw:name="Freeform: Shape 1040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4455673 6858000" draw:enhanced-path="M ?f0 ?f0 L ?f3 ?f0 ?f4 ?f5 C ?f6 ?f7 ?f1 ?f8 ?f1 ?f9 ?f1 ?f10 ?f6 ?f11 ?f4 ?f12 L ?f3 ?f2 ?f0 ?f2 Z N" draw:text-areas="?f35 ?f37 ?f36 ?f38" draw:glue-points="?f39 ?f40 ?f41 ?f40 ?f42 ?f43 ?f44 ?f45 ?f42 ?f46 ?f41 ?f47 ?f39 ?f47" draw:glue-point-leaving-directions="-90, -90, -90, -90, -90, -90, -90">
            <draw:equation draw:name="f0" draw:formula="0"/>
            <draw:equation draw:name="f1" draw:formula="4455673"/>
            <draw:equation draw:name="f2" draw:formula="6858000"/>
            <draw:equation draw:name="f3" draw:formula="3242695"/>
            <draw:equation draw:name="f4" draw:formula="3305678"/>
            <draw:equation draw:name="f5" draw:formula="69271"/>
            <draw:equation draw:name="f6" draw:formula="4016204"/>
            <draw:equation draw:name="f7" draw:formula="929100"/>
            <draw:equation draw:name="f8" draw:formula="2116944"/>
            <draw:equation draw:name="f9" draw:formula="3429000"/>
            <draw:equation draw:name="f10" draw:formula="4741056"/>
            <draw:equation draw:name="f11" draw:formula="5928900"/>
            <draw:equation draw:name="f12" draw:formula="6788730"/>
            <draw:equation draw:name="f13" draw:formula="?f2 - ?f0"/>
            <draw:equation draw:name="f14" draw:formula="?f1 - ?f0"/>
            <draw:equation draw:name="f15" draw:formula="?f14 / 4455673"/>
            <draw:equation draw:name="f16" draw:formula="?f13 / 6858000"/>
            <draw:equation draw:name="f17" draw:formula="0 * ?f14"/>
            <draw:equation draw:name="f18" draw:formula="0 * ?f13"/>
            <draw:equation draw:name="f19" draw:formula="3242695 * ?f14"/>
            <draw:equation draw:name="f20" draw:formula="3305678 * ?f14"/>
            <draw:equation draw:name="f21" draw:formula="69271 * ?f13"/>
            <draw:equation draw:name="f22" draw:formula="4455673 * ?f14"/>
            <draw:equation draw:name="f23" draw:formula="3429000 * ?f13"/>
            <draw:equation draw:name="f24" draw:formula="6788730 * ?f13"/>
            <draw:equation draw:name="f25" draw:formula="6858000 * ?f13"/>
            <draw:equation draw:name="f26" draw:formula="?f17 / 4455673"/>
            <draw:equation draw:name="f27" draw:formula="?f18 / 6858000"/>
            <draw:equation draw:name="f28" draw:formula="?f19 / 4455673"/>
            <draw:equation draw:name="f29" draw:formula="?f20 / 4455673"/>
            <draw:equation draw:name="f30" draw:formula="?f21 / 6858000"/>
            <draw:equation draw:name="f31" draw:formula="?f22 / 4455673"/>
            <draw:equation draw:name="f32" draw:formula="?f23 / 6858000"/>
            <draw:equation draw:name="f33" draw:formula="?f24 / 6858000"/>
            <draw:equation draw:name="f34" draw:formula="?f25 / 6858000"/>
            <draw:equation draw:name="f35" draw:formula="?f0 / ?f15"/>
            <draw:equation draw:name="f36" draw:formula="?f1 / ?f15"/>
            <draw:equation draw:name="f37" draw:formula="?f0 / ?f16"/>
            <draw:equation draw:name="f38" draw:formula="?f2 / ?f16"/>
            <draw:equation draw:name="f39" draw:formula="?f26 / ?f15"/>
            <draw:equation draw:name="f40" draw:formula="?f27 / ?f16"/>
            <draw:equation draw:name="f41" draw:formula="?f28 / ?f15"/>
            <draw:equation draw:name="f42" draw:formula="?f29 / ?f15"/>
            <draw:equation draw:name="f43" draw:formula="?f30 / ?f16"/>
            <draw:equation draw:name="f44" draw:formula="?f31 / ?f15"/>
            <draw:equation draw:name="f45" draw:formula="?f32 / ?f16"/>
            <draw:equation draw:name="f46" draw:formula="?f33 / ?f16"/>
            <draw:equation draw:name="f47" draw:formula="?f34 / ?f16"/>
          </draw:enhanced-geometry>
        </draw:custom-shape>
        <draw:custom-shape svg:x="0in" svg:y="0in" svg:width="4.86278in" svg:height="7.5in" draw:id="id83" draw:style-name="a403" draw:name="Freeform: Shape 1042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4446529 6858000" draw:enhanced-path="M ?f0 ?f0 L ?f3 ?f0 ?f4 ?f5 C ?f6 ?f7 ?f1 ?f8 ?f1 ?f9 ?f1 ?f10 ?f6 ?f11 ?f4 ?f12 L ?f3 ?f2 ?f0 ?f2 Z N" draw:text-areas="?f35 ?f37 ?f36 ?f38" draw:glue-points="?f39 ?f40 ?f41 ?f40 ?f42 ?f43 ?f44 ?f45 ?f42 ?f46 ?f41 ?f47 ?f39 ?f47" draw:glue-point-leaving-directions="-90, -90, -90, -90, -90, -90, -90">
            <draw:equation draw:name="f0" draw:formula="0"/>
            <draw:equation draw:name="f1" draw:formula="4446529"/>
            <draw:equation draw:name="f2" draw:formula="6858000"/>
            <draw:equation draw:name="f3" draw:formula="3233551"/>
            <draw:equation draw:name="f4" draw:formula="3296534"/>
            <draw:equation draw:name="f5" draw:formula="69271"/>
            <draw:equation draw:name="f6" draw:formula="4007060"/>
            <draw:equation draw:name="f7" draw:formula="929100"/>
            <draw:equation draw:name="f8" draw:formula="2116944"/>
            <draw:equation draw:name="f9" draw:formula="3429000"/>
            <draw:equation draw:name="f10" draw:formula="4741056"/>
            <draw:equation draw:name="f11" draw:formula="5928900"/>
            <draw:equation draw:name="f12" draw:formula="6788730"/>
            <draw:equation draw:name="f13" draw:formula="?f2 - ?f0"/>
            <draw:equation draw:name="f14" draw:formula="?f1 - ?f0"/>
            <draw:equation draw:name="f15" draw:formula="?f14 / 4446529"/>
            <draw:equation draw:name="f16" draw:formula="?f13 / 6858000"/>
            <draw:equation draw:name="f17" draw:formula="0 * ?f14"/>
            <draw:equation draw:name="f18" draw:formula="0 * ?f13"/>
            <draw:equation draw:name="f19" draw:formula="3233551 * ?f14"/>
            <draw:equation draw:name="f20" draw:formula="3296534 * ?f14"/>
            <draw:equation draw:name="f21" draw:formula="69271 * ?f13"/>
            <draw:equation draw:name="f22" draw:formula="4446529 * ?f14"/>
            <draw:equation draw:name="f23" draw:formula="3429000 * ?f13"/>
            <draw:equation draw:name="f24" draw:formula="6788730 * ?f13"/>
            <draw:equation draw:name="f25" draw:formula="6858000 * ?f13"/>
            <draw:equation draw:name="f26" draw:formula="?f17 / 4446529"/>
            <draw:equation draw:name="f27" draw:formula="?f18 / 6858000"/>
            <draw:equation draw:name="f28" draw:formula="?f19 / 4446529"/>
            <draw:equation draw:name="f29" draw:formula="?f20 / 4446529"/>
            <draw:equation draw:name="f30" draw:formula="?f21 / 6858000"/>
            <draw:equation draw:name="f31" draw:formula="?f22 / 4446529"/>
            <draw:equation draw:name="f32" draw:formula="?f23 / 6858000"/>
            <draw:equation draw:name="f33" draw:formula="?f24 / 6858000"/>
            <draw:equation draw:name="f34" draw:formula="?f25 / 6858000"/>
            <draw:equation draw:name="f35" draw:formula="?f0 / ?f15"/>
            <draw:equation draw:name="f36" draw:formula="?f1 / ?f15"/>
            <draw:equation draw:name="f37" draw:formula="?f0 / ?f16"/>
            <draw:equation draw:name="f38" draw:formula="?f2 / ?f16"/>
            <draw:equation draw:name="f39" draw:formula="?f26 / ?f15"/>
            <draw:equation draw:name="f40" draw:formula="?f27 / ?f16"/>
            <draw:equation draw:name="f41" draw:formula="?f28 / ?f15"/>
            <draw:equation draw:name="f42" draw:formula="?f29 / ?f15"/>
            <draw:equation draw:name="f43" draw:formula="?f30 / ?f16"/>
            <draw:equation draw:name="f44" draw:formula="?f31 / ?f15"/>
            <draw:equation draw:name="f45" draw:formula="?f32 / ?f16"/>
            <draw:equation draw:name="f46" draw:formula="?f33 / ?f16"/>
            <draw:equation draw:name="f47" draw:formula="?f34 / ?f16"/>
          </draw:enhanced-geometry>
        </draw:custom-shape>
        <draw:frame draw:id="id84" presentation:style-name="a406" draw:name="Titel 1" svg:x="0.41in" svg:y="1.27in" svg:width="3.76in" svg:height="1.23in" presentation:class="title" presentation:placeholder="false">
          <draw:text-box>
            <text:p text:style-name="a405" text:class-names="" text:cond-style-name=""><text:span text:style-name="a404" text:class-names="">Planning <text:tab/></text:span></text:p>
          </draw:text-box>
          <svg:title/>
          <svg:desc/>
        </draw:frame>
        <draw:custom-shape svg:width="0.08in" svg:height="0.6in" draw:id="id85" draw:style-name="a409" draw:transform="translate(-0.04in -0.3in) rotate(-1.5708) translate(0.76458in 0.9625in)" draw:name="Rectangle 1044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6833in" svg:y="2.67222in" svg:width="3.65in" svg:height="0.02in" draw:id="id86" draw:style-name="a412" draw:name="Rectangle 1046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presentation:style-name="a425" draw:name="Tijdelijke aanduiding voor inhoud 2" svg:x="0.41in" svg:y="2.97in" svg:width="3.76in" svg:height="3.51in" presentation:class="outline" presentation:placeholder="false">
          <draw:text-box>
            <text:list text:style-name="a415">
              <text:list-item>
                <text:p text:style-name="a414" text:class-names="" text:cond-style-name=""><text:span text:style-name="a413" text:class-names="">Onderzoek, Blender</text:span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Blender, UI design, Basis in Electron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<text:s text:c="1"/>UI design, maken applicatie</text:span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3" draw:name="Tijdelijke aanduiding voor titel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 om stijl te bewerken</text:span></text:p>
        </draw:text-box>
        <svg:title/>
        <svg:desc/>
      </draw:frame>
      <draw:frame draw:id="id1" presentation:style-name="a19" draw:name="Tijdelijke aanduiding voor tekst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ken om de tekststijl van het model te bewerk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Tweed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Tijdelijke aanduiding voor datum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5-12-2023</text:date></text:span></text:p>
        </draw:text-box>
        <svg:title/>
        <svg:desc/>
      </draw:frame>
      <draw:frame draw:id="id3" presentation:style-name="a26" draw:name="Tijdelijke aanduiding voor voettekst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Tijdelijke aanduiding voor dianumm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Klik om stijl te bewerken</text:span></text:p>
        </draw:text-box>
        <svg:title/>
        <svg:desc/>
      </draw:frame>
      <draw:frame draw:id="id6" presentation:style-name="a36" draw:name="Ond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Klikken om de ondertitelstijl van het model te bewerken</text:span></text:p>
        </draw:text-box>
        <svg:title/>
        <svg:desc/>
      </draw:frame>
      <draw:frame draw:id="id7" presentation:style-name="a40" draw:name="Tijdelijke aanduiding voor datum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5-12-2023</text:date></text:span></text:p>
        </draw:text-box>
        <svg:title/>
        <svg:desc/>
      </draw:frame>
      <draw:frame draw:id="id8" presentation:style-name="a43" draw:name="Tijdelijke aanduiding voor voettekst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Tijdelijke aanduiding voor dianumm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Klik om stijl te bewerken</text:span></text:p>
        </draw:text-box>
        <svg:title/>
        <svg:desc/>
      </draw:frame>
      <draw:frame draw:id="id11" presentation:style-name="a66" draw:name="Tijdelijke aanduiding voor inhoud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Klikken om de tekststijl van het model te bewerk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Tweed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Tijdelijke aanduiding voor datum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5-12-2023</text:date></text:span></text:p>
        </draw:text-box>
        <svg:title/>
        <svg:desc/>
      </draw:frame>
      <draw:frame draw:id="id13" presentation:style-name="a73" draw:name="Tijdelijke aanduiding voor voettekst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Tijdelijke aanduiding voor dianumm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Klik om stijl te bewerken</text:span></text:p>
        </draw:text-box>
        <svg:title/>
        <svg:desc/>
      </draw:frame>
      <draw:frame draw:id="id16" presentation:style-name="a84" draw:name="Tijdelijke aanduiding voor tekst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88" draw:name="Tijdelijke aanduiding voor datum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5-12-2023</text:date></text:span></text:p>
        </draw:text-box>
        <svg:title/>
        <svg:desc/>
      </draw:frame>
      <draw:frame draw:id="id18" presentation:style-name="a91" draw:name="Tijdelijke aanduiding voor voettekst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Tijdelijke aanduiding voor dianumm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Klik om stijl te bewerken</text:span></text:p>
        </draw:text-box>
        <svg:title/>
        <svg:desc/>
      </draw:frame>
      <draw:frame draw:id="id21" presentation:style-name="a114" draw:name="Tijdelijke aanduiding voor inhoud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Klikken om de tekststijl van het model te bewerk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Tweed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Tijdelijke aanduiding voor inhoud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en om de tekststijl van het model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Tijdelijke aanduiding voor datum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5-12-2023</text:date></text:span></text:p>
        </draw:text-box>
        <svg:title/>
        <svg:desc/>
      </draw:frame>
      <draw:frame draw:id="id24" presentation:style-name="a137" draw:name="Tijdelijke aanduiding voor voettekst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Tijdelijke aanduiding voor dianumm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Klik om stijl te bewerken</text:span></text:p>
        </draw:text-box>
        <svg:title/>
        <svg:desc/>
      </draw:frame>
      <draw:frame draw:id="id27" presentation:style-name="a148" draw:name="Tijdelijke aanduiding voor tekst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64" draw:name="Tijdelijke aanduiding voor inhoud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Klikken om de tekststijl van het model te bewerk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Tweed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ijdelijke aanduiding voor tekst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84" draw:name="Tijdelijke aanduiding voor inhoud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Klikken om de tekststijl van het model te bewerk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Tweed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Tijdelijke aanduiding voor datum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5-12-2023</text:date></text:span></text:p>
        </draw:text-box>
        <svg:title/>
        <svg:desc/>
      </draw:frame>
      <draw:frame draw:id="id32" presentation:style-name="a191" draw:name="Tijdelijke aanduiding voor voettekst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Tijdelijke aanduiding voor dianumm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Klik om stijl te bewerken</text:span></text:p>
        </draw:text-box>
        <svg:title/>
        <svg:desc/>
      </draw:frame>
      <draw:frame draw:id="id35" presentation:style-name="a202" draw:name="Tijdelijke aanduiding voor datum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5-12-2023</text:date></text:span></text:p>
        </draw:text-box>
        <svg:title/>
        <svg:desc/>
      </draw:frame>
      <draw:frame draw:id="id36" presentation:style-name="a205" draw:name="Tijdelijke aanduiding voor voettekst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Tijdelijke aanduiding voor dianumm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09">
      <draw:frame draw:id="id38" presentation:style-name="a213" draw:name="Tijdelijke aanduiding voor datum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5-12-2023</text:date></text:span></text:p>
        </draw:text-box>
        <svg:title/>
        <svg:desc/>
      </draw:frame>
      <draw:frame draw:id="id39" presentation:style-name="a216" draw:name="Tijdelijke aanduiding voor voettekst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Tijdelijke aanduiding voor dianumm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Klik om stijl te bewerken</text:span></text:p>
        </draw:text-box>
        <svg:title/>
        <svg:desc/>
      </draw:frame>
      <draw:frame draw:id="id42" presentation:style-name="a239" draw:name="Tijdelijke aanduiding voor inhoud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Klikken om de tekststijl van het model te bewerk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Tweed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ijdelijke aanduiding voor tekst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47" draw:name="Tijdelijke aanduiding voor datum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5-12-2023</text:date></text:span></text:p>
        </draw:text-box>
        <svg:title/>
        <svg:desc/>
      </draw:frame>
      <draw:frame draw:id="id45" presentation:style-name="a250" draw:name="Tijdelijke aanduiding voor voettekst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Tijdelijke aanduiding voor dianumm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Klik om stijl te bewerken</text:span></text:p>
        </draw:text-box>
        <svg:title/>
        <svg:desc/>
      </draw:frame>
      <draw:frame draw:id="id48" presentation:style-name="a260" draw:name="Tijdelijke aanduiding voor afbeelding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ijdelijke aanduiding voor tekst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68" draw:name="Tijdelijke aanduiding voor datum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5-12-2023</text:date></text:span></text:p>
        </draw:text-box>
        <svg:title/>
        <svg:desc/>
      </draw:frame>
      <draw:frame draw:id="id51" presentation:style-name="a271" draw:name="Tijdelijke aanduiding voor voettekst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Tijdelijke aanduiding voor dianumm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Klik om stijl te bewerken</text:span></text:p>
        </draw:text-box>
        <svg:title/>
        <svg:desc/>
      </draw:frame>
      <draw:frame draw:id="id54" presentation:style-name="a294" draw:name="Tijdelijke aanduiding voor verticale tekst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Klikken om de tekststijl van het model te bewerk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Tweed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Tijdelijke aanduiding voor datum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5-12-2023</text:date></text:span></text:p>
        </draw:text-box>
        <svg:title/>
        <svg:desc/>
      </draw:frame>
      <draw:frame draw:id="id56" presentation:style-name="a301" draw:name="Tijdelijke aanduiding voor voettekst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Tijdelijke aanduiding voor dianumm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05">
      <draw:frame draw:id="id58" presentation:style-name="a308" draw:name="Verticale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Klik om stijl te bewerken</text:span></text:p>
        </draw:text-box>
        <svg:title/>
        <svg:desc/>
      </draw:frame>
      <draw:frame draw:id="id59" presentation:style-name="a324" draw:name="Tijdelijke aanduiding voor verticale tekst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ken om de tekststijl van het model te bewerk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Tweed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Tijdelijke aanduiding voor datum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5-12-2023</text:date></text:span></text:p>
        </draw:text-box>
        <svg:title/>
        <svg:desc/>
      </draw:frame>
      <draw:frame draw:id="id61" presentation:style-name="a331" draw:name="Tijdelijke aanduiding voor voettekst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Tijdelijke aanduiding voor dianumm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3D loading app</dc:title>
    <meta:initial-creator>Max Arnouts</meta:initial-creator>
    <dc:creator>Max Arnouts</dc:creator>
    <meta:creation-date>2023-12-15T11:10:49Z</meta:creation-date>
    <dc:date>2023-12-15T12:16:35Z</dc:date>
    <meta:editing-cycles>2</meta:editing-cycles>
    <meta:editing-duration>PT1396S</meta:editing-duration>
    <meta:document-statistic meta:paragraph-count="10" meta:word-count="36"/>
  </office:meta>
</office:document-meta>
</file>